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t</text:p>
      <text:p text:style-name="Standard"/>
      <text:p text:style-name="Standard"/>
      <text:p text:style-name="Standard">Hallo , 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</meta:initial-creator>
    <meta:creation-date>2013-07-03T23:32:51</meta:creation-date>
    <dc:date>2013-07-03T23:35:01</dc:date>
    <dc:creator>Tobias </dc:creator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18" meta:non-whitespace-character-count="16"/>
    <meta:generator>LibreOffice/3.5$Linux_X86_64 LibreOffice_project/350m1$Build-2</meta:generator>
  </office:meta>
</office:document-meta>
</file>